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9096" officeooo:paragraph-rsid="001b9096"/>
    </style:style>
    <style:style style:name="P2" style:family="paragraph" style:parent-style-name="Standard" style:list-style-name="L2">
      <style:text-properties officeooo:rsid="001b9096" officeooo:paragraph-rsid="001b9096"/>
    </style:style>
    <style:style style:name="P3" style:family="paragraph" style:parent-style-name="Standard">
      <style:text-properties officeooo:rsid="001b9096" officeooo:paragraph-rsid="001b9096"/>
    </style:style>
    <style:style style:name="P4" style:family="paragraph" style:parent-style-name="Standard">
      <style:text-properties officeooo:rsid="001b9096" officeooo:paragraph-rsid="002a118e"/>
    </style:style>
    <style:style style:name="P5" style:family="paragraph" style:parent-style-name="Standard">
      <style:text-properties officeooo:rsid="001b9096" officeooo:paragraph-rsid="002b694a"/>
    </style:style>
    <style:style style:name="P6" style:family="paragraph" style:parent-style-name="Standard">
      <style:text-properties officeooo:rsid="001b9096" officeooo:paragraph-rsid="002eea89"/>
    </style:style>
    <style:style style:name="P7" style:family="paragraph" style:parent-style-name="Standard">
      <style:text-properties officeooo:rsid="0024cbe5" officeooo:paragraph-rsid="0024cbe5"/>
    </style:style>
    <style:style style:name="P8" style:family="paragraph" style:parent-style-name="Standard">
      <style:text-properties officeooo:rsid="0024cbe5" officeooo:paragraph-rsid="00271d78"/>
    </style:style>
    <style:style style:name="P9" style:family="paragraph" style:parent-style-name="Standard">
      <style:text-properties officeooo:paragraph-rsid="002b694a"/>
    </style:style>
    <style:style style:name="P10" style:family="paragraph" style:parent-style-name="Standard">
      <style:text-properties officeooo:rsid="00302664" officeooo:paragraph-rsid="00302664"/>
    </style:style>
    <style:style style:name="P11" style:family="paragraph" style:parent-style-name="Standard">
      <style:text-properties officeooo:rsid="00369bb2" officeooo:paragraph-rsid="00369bb2"/>
    </style:style>
    <style:style style:name="P12" style:family="paragraph" style:parent-style-name="Standard">
      <style:text-properties officeooo:rsid="00369bb2" officeooo:paragraph-rsid="0038702e"/>
    </style:style>
    <style:style style:name="T1" style:family="text">
      <style:text-properties officeooo:rsid="0024cbe5"/>
    </style:style>
    <style:style style:name="T2" style:family="text">
      <style:text-properties officeooo:rsid="00221ea9"/>
    </style:style>
    <style:style style:name="T3" style:family="text">
      <style:text-properties officeooo:rsid="00265306"/>
    </style:style>
    <style:style style:name="T4" style:family="text">
      <style:text-properties officeooo:rsid="00271d78"/>
    </style:style>
    <style:style style:name="T5" style:family="text">
      <style:text-properties officeooo:rsid="0028ed14"/>
    </style:style>
    <style:style style:name="T6" style:family="text">
      <style:text-properties officeooo:rsid="0034bc7b"/>
    </style:style>
    <style:style style:name="T7" style:family="text">
      <style:text-properties officeooo:rsid="0038702e"/>
    </style:style>
    <style:style style:name="T8" style:family="text">
      <style:text-properties officeooo:rsid="0039f3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<text:span text:style-name="T8">I-</text:span>12</text:p>
      <text:p text:style-name="P11"/>
      <text:p text:style-name="P12">1. ubuntu 12.04 LTS <text:span text:style-name="T7">(ubuntu-12.04.5-desktop-i386)</text:span></text:p>
      <text:p text:style-name="P1"><text:span text:style-name="T7">2</text:span>. 安裝過程中，設定帳號密碼為</text:p>
      <text:list xml:id="list1255599948691414235" text:style-name="L2">
        <text:list-item>
          <text:p text:style-name="P2">帳號：casri</text:p>
        </text:list-item>
        <text:list-item>
          <text:p text:style-name="P2">密碼：admin</text:p>
        </text:list-item>
      </text:list>
      <text:p text:style-name="P8"><text:span text:style-name="T7">3</text:span>. 文件系統<text:span text:style-name="T4">(</text:span>rootfs<text:span text:style-name="T4">)</text:span> 為 read-only system, 以確保系統穩定性!!</text:p>
      <text:p text:style-name="P1"><text:span text:style-name="T7">4</text:span>. 系統開機為自動登錄 <text:span text:style-name="T1">(否則會出問題)</text:span></text:p>
      <text:p text:style-name="P1"><text:span text:style-name="T7">5</text:span>. 硬碟partition,分成如下 : <text:span text:style-name="T3">(format ext4)</text:span></text:p>
      <text:p text:style-name="P1"><text:tab/>sda1 : 10G (for /)</text:p>
      <text:p text:style-name="P1"><text:tab/>sda2 : 4G左右 (for /var/sysconfig)</text:p>
      <text:p text:style-name="P1"><text:tab/>sda3 : 50G (for /home)</text:p>
      <text:p text:style-name="P4"><text:span text:style-name="T7">6</text:span>. 安裝的<text:span text:style-name="T5">package 如下:</text:span></text:p>
      <text:p text:style-name="P9"><text:span text:style-name="T5"><text:tab/>flashplugin-installer : </text:span>Adobe Flash Player plugin installer</text:p>
      <text:p text:style-name="P9"><text:span text:style-name="T5"><text:tab/>chromium-browser : </text:span>Chromium browser </text:p>
      <text:p text:style-name="P9"><text:span text:style-name="T5"><text:tab/>synaptic : </text:span>Graphical package manager</text:p>
      <text:p text:style-name="P9"><text:span text:style-name="T5"><text:tab/>ssh <text:s/>: S</text:span>ecure <text:span text:style-name="T6">S</text:span>hell client and server </text:p>
      <text:p text:style-name="P5"><text:span text:style-name="T5"><text:tab/>vsftpd : FTP Server</text:span></text:p>
      <text:p text:style-name="P9"><text:span text:style-name="T5"><text:tab/>vino : </text:span>VNC server for GNOME</text:p>
      <text:p text:style-name="P9"><text:span text:style-name="T5"><text:tab/>vinagre : R</text:span>emote desktop client for the GNOME Desktop</text:p>
      <text:p text:style-name="P6"><text:span text:style-name="T5"><text:tab/>x11vnc : VNC Server </text:span></text:p>
      <text:p text:style-name="P9"><text:span text:style-name="T5"><text:tab/>libwebkitgtk-1.0-0 : </text:span>Web content engine library for GTK+</text:p>
      <text:p text:style-name="P9"><text:span text:style-name="T5"><text:tab/>openjdk-6-jdk : </text:span>OpenJDK Development Kit </text:p>
      <text:p text:style-name="P9"><text:span text:style-name="T5"><text:tab/>g++ : </text:span>GNU C++ compiler</text:p>
      <text:p text:style-name="P9"><text:span text:style-name="T5"><text:tab/>ethtool : </text:span>display or change Ethernet device settings</text:p>
      <text:p text:style-name="P9"><text:span text:style-name="T5"><text:tab/>gnome : </text:span>GNOME desktop environment</text:p>
      <text:p text:style-name="P9"><text:span text:style-name="T5"><text:tab/>mesa-utils : </text:span>Miscellaneous Mesa GL utilities </text:p>
      <text:p text:style-name="P9"><text:span text:style-name="T5"><text:tab/>librxtx-java : </text:span>Full Java CommAPI implementation</text:p>
      <text:p text:style-name="P9"><text:span text:style-name="T5"><text:tab/>xulrunner : </text:span>runtime environment for XUL applications</text:p>
      <text:p text:style-name="P7"><text:span text:style-name="T7">7</text:span>. 支持 wake on lan, <text:span text:style-name="T2">watch dog command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09:32:36.914776651</meta:creation-date>
    <dc:date>2015-10-07T15:17:42.255739360</dc:date>
    <meta:editing-duration>PT7H9M15S</meta:editing-duration>
    <meta:editing-cycles>17</meta:editing-cycles>
    <meta:generator>LibreOffice/4.2.6.3$Linux_X86_64 LibreOffice_project/420m0$Build-3</meta:generator>
    <meta:document-statistic meta:table-count="0" meta:image-count="0" meta:object-count="0" meta:page-count="1" meta:paragraph-count="29" meta:word-count="207" meta:character-count="969" meta:non-whitespace-character-count="827"/>
  </office:meta>
</office:document-meta>
</file>